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72.05mm"/>
    </style:style>
    <style:style style:name="co9" style:family="table-column">
      <style:table-column-properties fo:break-before="auto" style:column-width="73.54mm"/>
    </style:style>
    <style:style style:name="co10" style:family="table-column">
      <style:table-column-properties fo:break-before="auto" style:column-width="56.44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20.8mm"/>
    </style:style>
    <style:style style:name="co13" style:family="table-column">
      <style:table-column-properties fo:break-before="auto" style:column-width="2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7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42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9"/>
        <table:table-column table:style-name="co3" table:default-cell-style-name="ce18"/>
        <table:table-column table:style-name="co4" table:default-cell-style-name="ce18"/>
        <table:table-column table:style-name="co5" table:default-cell-style-name="ce170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186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186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Пояс ниж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0.075" calcext:value-type="float">
            <text:p>0.08</text:p>
          </table:table-cell>
          <table:table-cell table:formula="of:=[.B38]*[.C38]*[.$J$36]" office:value-type="float" office:value="38.025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E38]*[.D38]" office:value-type="float" office:value="76.05" calcext:value-type="float">
            <text:p>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нижній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0.075" calcext:value-type="float">
            <text:p>0.08</text:p>
          </table:table-cell>
          <table:table-cell table:formula="of:=[.B39]*[.C39]*[.$J$36]" office:value-type="float" office:value="41.028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2.056" calcext:value-type="float">
            <text:p>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0]*[.C40]*[.$J$36]" office:value-type="float" office:value="114.075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28.15" calcext:value-type="float">
            <text:p>2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равий, лівий</text:p>
          </table:table-cell>
          <table:table-cell office:value-type="float" office:value="10.52" calcext:value-type="float">
            <text:p>10.52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1]*[.C41]*[.$J$36]" office:value-type="float" office:value="123.084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E41]*[.D41]" office:value-type="float" office:value="246.168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2]*[.C42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2]*[.D42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3]*[.C43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3]*[.D43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4]*[.C44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4]*[.D44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5]*[.C45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2:.F45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46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2]*[.C52]*[.$J$50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3]*[.C53]*[.$J$50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4]*[.C54]*[.$J$50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5]*[.C55]*[.$J$50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6]*[.C56]*[.$J$50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6]*[.D56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7]*[.C57]*[.$J$50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7]*[.D57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7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58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3" calcext:value-type="float">
            <text:p>3.00</text:p>
          </table:table-cell>
          <table:table-cell table:formula="of:=[.B64]*[.C64]*[.$J$62]" office:value-type="float" office:value="225.594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4]*[.D64]" office:value-type="float" office:value="451.188" calcext:value-type="float">
            <text:p>45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3" calcext:value-type="float">
            <text:p>3.00</text:p>
          </table:table-cell>
          <table:table-cell table:formula="of:=[.B65]*[.C65]*[.$J$62]" office:value-type="float" office:value="253.482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[.E65]*[.D65]" office:value-type="float" office:value="506.964" calcext:value-type="float">
            <text:p>507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2.8" calcext:value-type="float">
            <text:p>2.80</text:p>
          </table:table-cell>
          <table:table-cell table:formula="of:=[.B66]*[.C66]*[.$J$62]" office:value-type="float" office:value="210.5544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6]*[.D66]" office:value-type="float" office:value="421.1088" calcext:value-type="float">
            <text:p>42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2.8" calcext:value-type="float">
            <text:p>2.80</text:p>
          </table:table-cell>
          <table:table-cell table:formula="of:=[.B67]*[.C67]*[.$J$62]" office:value-type="float" office:value="236.5832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7]*[.D67]" office:value-type="float" office:value="473.1664" calcext:value-type="float">
            <text:p>473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8]*[.C68]*[.$J$62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8]*[.D68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9]*[.C69]*[.$J$62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9]*[.D69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70]*[.C70]*[.$J$62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70]*[.D70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71]*[.C71]*[.$J$62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71]*[.D71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72]*[.C72]*[.$J$62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72]*[.D72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159" table:formula="of:=-0.5/0.6" office:value-type="float" office:value="-0.833333333333333" calcext:value-type="float">
            <text:p>-0.83</text:p>
          </table:table-cell>
          <table:table-cell table:formula="of:=[.E73]*[.F100]" office:value-type="float" office:value="-142.85" calcext:value-type="float">
            <text:p>-14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4:.F73])" office:value-type="float" office:value="1445.21639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 [.B75]/100)" office:value-type="float" office:value="1517.4772095" calcext:value-type="float">
            <text:p>1517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5]/[.B76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81]*[.C81]*[.$J$79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82]*[.C82]*[.$J$79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83]*[.C83]*[.$J$79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83]*[.D83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4]*[.C84]*[.$J$79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4]*[.D84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4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5]*(1 +[.B86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6]/[.B8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0.2" calcext:value-type="float">
            <text:p>0.20</text:p>
          </table:table-cell>
          <table:table-cell table:formula="of:=[.B92]*[.C92]*[.$J$90]" office:value-type="float" office:value="18.1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92]*[.D92]" office:value-type="float" office:value="36.24" calcext:value-type="float">
            <text:p>3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18" calcext:value-type="float">
            <text:p>10.18</text:p>
          </table:table-cell>
          <table:table-cell office:value-type="float" office:value="0.2" calcext:value-type="float">
            <text:p>0.20</text:p>
          </table:table-cell>
          <table:table-cell table:formula="of:=[.B93]*[.C93]*[.$J$90]" office:value-type="float" office:value="20.36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93]*[.D93]" office:value-type="float" office:value="40.72" calcext:value-type="float">
            <text:p>4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94]*[.C94]*[.$J$90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94]*[.D94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5]*[.C95]*[.$J$90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95]*[.D95]" office:value-type="float" office:value="4.2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6]*[.C96]*[.$J$90]" office:value-type="float" office:value="2.62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96]*[.D96]" office:value-type="float" office:value="31.44" calcext:value-type="float">
            <text:p>3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7]*[.C97]*[.$J$90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97]*[.D97]" office:value-type="float" office:value="11.76" calcext:value-type="float">
            <text:p>1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8]*[.C98]*[.$J$90]" office:value-type="float" office:value="2.9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98]*[.D98]" office:value-type="float" office:value="8.94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table:formula="of:=0.96+0.4" office:value-type="float" office:value="1.36" calcext:value-type="float">
            <text:p>1.36</text:p>
          </table:table-cell>
          <table:table-cell office:value-type="float" office:value="0.2" calcext:value-type="float">
            <text:p>0.20</text:p>
          </table:table-cell>
          <table:table-cell table:formula="of:=[.B99]*[.C99]*[.$J$90]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9]*[.D99]" office:value-type="float" office:value="2.72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92:.F99])" office:value-type="float" office:value="171.42" calcext:value-type="float">
            <text:p>1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100]*(1 +[.B101]/100)" office:value-type="float" office:value="188.562" calcext:value-type="float">
            <text:p>18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101]/[.B102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4" office:value-type="string" calcext:value-type="string">
            <text:p>Об’єм піддона, м3</text:p>
          </table:table-cell>
          <table:table-cell table:style-name="ce14" office:value-type="string" calcext:value-type="string">
            <text:p>Кількість піддонів</text:p>
          </table:table-cell>
          <table:table-cell table:style-name="ce14" office:value-type="string" calcext:value-type="string">
            <text:p>Ціна за м3 або блок</text:p>
          </table:table-cell>
          <table:table-cell table:style-name="ce14" office:value-type="string" calcext:value-type="string">
            <text:p>Вартість доставки</text:p>
          </table:table-cell>
          <table:table-cell table:style-name="ce196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00" calcext:value-type="currency">
            <text:p>3,100 грн.</text:p>
          </table:table-cell>
          <table:table-cell table:style-name="ce192" office:value-type="currency" office:currency="UAH" office:value="13000" calcext:value-type="currency">
            <text:p>13,000 грн.</text:p>
          </table:table-cell>
          <table:table-cell table:style-name="ce197" table:formula="of:=[.B106]*[.C106]*[.D106]+[.E106]" office:value-type="currency" office:currency="UAH" office:value="146920" calcext:value-type="currency">
            <text:p>146,92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50" calcext:value-type="currency">
            <text:p>3,150 грн.</text:p>
          </table:table-cell>
          <table:table-cell table:style-name="ce192"/>
          <table:table-cell table:style-name="ce197" table:formula="of:=[.B107]*[.C107]*[.D107]+[.E107]" office:value-type="currency" office:currency="UAH" office:value="136080" calcext:value-type="currency">
            <text:p>136,08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250" calcext:value-type="currency">
            <text:p>3,250 грн.</text:p>
          </table:table-cell>
          <table:table-cell table:style-name="ce192"/>
          <table:table-cell table:style-name="ce197" table:formula="of:=[.B108]*[.C108]*[.D108]+[.E108]" office:value-type="currency" office:currency="UAH" office:value="140400" calcext:value-type="currency">
            <text:p>140,40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18" table:formula="of:=[.F102]" office:value-type="float" office:value="8" calcext:value-type="float">
            <text:p>8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2"/>
          <table:table-cell table:style-name="ce197" table:formula="of:=[.B109]*[.C109]*[.D109]" office:value-type="currency" office:currency="UAH" office:value="43200" calcext:value-type="currency">
            <text:p>43,200 грн.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106:.F109])" office:value-type="currency" office:currency="UAH" office:value="466600" calcext:value-type="currency">
            <text:p>466,600 грн.</text:p>
          </table:table-cell>
          <table:table-cell table:number-columns-repeated="4"/>
        </table:table-row>
      </table:table>
      <table:table table:name="Арка (калькулятор)" table:style-name="ta1">
        <table:table-column table:style-name="co8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53" calcext:value-type="float">
            <text:p>53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.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08.051515151515" calcext:value-type="float">
            <text:p>108.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33.051515151515" calcext:value-type="float">
            <text:p>133.1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28.3936171366328" calcext:value-type="float">
            <text:p>28.4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8" calcext:value-type="float">
            <text:p>8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220890908589513" calcext:value-type="float">
            <text:p>0.2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1.99075557139283" calcext:value-type="float">
            <text:p>2.0</text:p>
          </table:table-cell>
          <table:table-cell table:number-columns-repeated="9"/>
        </table:table-row>
        <table:table-row table:style-name="ro4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28.3" calcext:value-type="float">
            <text:p>28.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4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495562105584928" calcext:value-type="float">
            <text:p>0.5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53.5462363601266" calcext:value-type="float">
            <text:p>53.55</text:p>
          </table:table-cell>
          <table:table-cell table:number-columns-repeated="9"/>
        </table:table-row>
        <table:table-row table:style-name="ro4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65.9352889997498" calcext:value-type="float">
            <text:p>65.94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8.02182632240695" calcext:value-type="float">
            <text:p>8.0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8" calcext:value-type="float">
            <text:p>8.0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220890908589513" calcext:value-type="float">
            <text:p>0.2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1.99075557139283" calcext:value-type="float">
            <text:p>1.99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Default"/>
          <table:table-cell table:style-name="ce225" office:value-type="string" calcext:value-type="string">
            <text:p>Вікно 1</text:p>
          </table:table-cell>
          <table:table-cell table:style-name="ce225" office:value-type="string" calcext:value-type="string">
            <text:p>Вікно 2</text:p>
          </table:table-cell>
          <table:table-cell table:style-name="ce225" office:value-type="string" calcext:value-type="string">
            <text:p>Вікно 3</text:p>
          </table:table-cell>
          <table:table-cell table:style-name="ce227" office:value-type="string" calcext:value-type="string">
            <text:p>Двері 1</text:p>
          </table:table-cell>
          <table:table-cell table:style-name="ce227" office:value-type="string" calcext:value-type="string">
            <text:p>Двері 2</text:p>
          </table:table-cell>
          <table:table-cell table:style-name="ce225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204" office:value-type="float" office:value="53" calcext:value-type="float">
            <text:p>53.0</text:p>
          </table:table-cell>
          <table:table-cell table:style-name="ce204" office:value-type="float" office:value="79" calcext:value-type="float">
            <text:p>79.0</text:p>
          </table:table-cell>
          <table:table-cell table:style-name="ce204" office:value-type="float" office:value="144" calcext:value-type="float">
            <text:p>144.0</text:p>
          </table:table-cell>
          <table:table-cell table:style-name="ce204" office:value-type="float" office:value="108" calcext:value-type="float">
            <text:p>108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204" office:value-type="float" office:value="3.3" calcext:value-type="float">
            <text:p>3.3</text:p>
          </table:table-cell>
          <table:table-cell table:style-name="ce204" office:value-type="float" office:value="5" calcext:value-type="float">
            <text:p>5.0</text:p>
          </table:table-cell>
          <table:table-cell table:style-name="ce204" office:value-type="float" office:value="9" calcext:value-type="float">
            <text:p>9.0</text:p>
          </table:table-cell>
          <table:table-cell table:style-name="ce204" office:value-type="float" office:value="12.4" calcext:value-type="float">
            <text:p>12.4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204" office:value-type="float" office:value="0.2" calcext:value-type="float">
            <text:p>0.2</text:p>
          </table:table-cell>
          <table:table-cell table:style-name="ce204" office:value-type="float" office:value="0.78" calcext:value-type="float">
            <text:p>0.8</text:p>
          </table:table-cell>
          <table:table-cell table:style-name="ce204" office:value-type="float" office:value="0.4" calcext:value-type="float">
            <text:p>0.4</text:p>
          </table:table-cell>
          <table:table-cell table:style-name="ce204" office:value-type="float" office:value="0.5" calcext:value-type="float">
            <text:p>0.5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office:value-type="float" office:value="2.05" calcext:value-type="float">
            <text:p>2.1</text:p>
          </table:table-cell>
          <table:table-cell table:style-name="ce204" office:value-type="float" office:value="1.1" calcext:value-type="float">
            <text:p>1.1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204" office:value-type="float" office:value="28.3" calcext:value-type="float">
            <text:p>28.3</text:p>
          </table:table-cell>
          <table:table-cell table:style-name="ce204" office:value-type="float" office:value="30" calcext:value-type="float">
            <text:p>30.0</text:p>
          </table:table-cell>
          <table:table-cell table:style-name="ce204" office:value-type="float" office:value="34" calcext:value-type="float">
            <text:p>34.0</text:p>
          </table:table-cell>
          <table:table-cell table:style-name="ce204" office:value-type="float" office:value="37.4" calcext:value-type="float">
            <text:p>37.4</text:p>
          </table:table-cell>
          <table:table-cell table:style-name="ce204" table:number-columns-repeated="6"/>
        </table:table-row>
        <table:table-row table:style-name="ro4" table:number-rows-repeated="104853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Пройом" table:style-name="ta1">
        <table:table-column table:style-name="co9" table:default-cell-style-name="ce211"/>
        <table:table-column table:style-name="co2" table:default-cell-style-name="ce150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4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.0</text:p>
          </table:table-cell>
        </table:table-row>
        <table:table-row table:style-name="ro4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.0</text:p>
          </table:table-cell>
        </table:table-row>
        <table:table-row table:style-name="ro4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.0</text:p>
          </table:table-cell>
        </table:table-row>
        <table:table-row table:style-name="ro4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.5</text:p>
          </table:table-cell>
        </table:table-row>
        <table:table-row table:style-name="ro4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1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4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office:forms form:automatic-focus="false" form:apply-design-mode="false"/>
        <table:table-column table:style-name="co10" table:default-cell-style-name="ce155"/>
        <table:table-column table:style-name="co11" table:default-cell-style-name="ce159"/>
        <table:table-column table:style-name="co2" table:default-cell-style-name="ce18"/>
        <table:table-column table:style-name="co12" table:default-cell-style-name="ce192"/>
        <table:table-column table:style-name="co2" table:default-cell-style-name="ce186"/>
        <table:table-column table:style-name="co13" table:default-cell-style-name="ce197"/>
        <table:table-row table:style-name="ro2">
          <table:table-cell table:style-name="ce2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154" office:value-type="string" calcext:value-type="string">
            <text:p>Плита</text:p>
          </table:table-cell>
          <table:table-cell table:style-name="ce14" office:value-type="string" calcext:value-type="string">
            <text:p>Розмір, мм</text:p>
          </table:table-cell>
          <table:table-cell table:style-name="ce14" office:value-type="string" calcext:value-type="string">
            <text:p>Артікул</text:p>
          </table:table-cell>
          <table:table-cell table:style-name="ce14" office:value-type="string" calcext:value-type="string">
            <text:p>Ціна за 1, грн</text:p>
          </table:table-cell>
          <table:table-cell table:style-name="ce14" office:value-type="string" calcext:value-type="string">
            <text:p>Кількість</text:p>
          </table:table-cell>
          <table:table-cell table:style-name="ce196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,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,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,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,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,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,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,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,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,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,736 грн.</text:p>
          </table:table-cell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3:.F7])" office:value-type="currency" office:currency="UAH" office:value="142719" calcext:value-type="currency">
            <text:p>142,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 number:title="User-defined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23:43:00.623727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4-11T00:03:08.495589519</dc:date>
    <dc:creator>Віталій Євтушенко</dc:creator>
    <meta:editing-duration>P4DT6H48M53S</meta:editing-duration>
    <meta:editing-cycles>97</meta:editing-cycles>
    <meta:generator>LibreOffice/6.2.8.2$Linux_X86_64 LibreOffice_project/20$Build-2</meta:generator>
    <meta:document-statistic meta:table-count="4" meta:cell-count="646" meta:object-count="0"/>
  </office:meta>
</office:document-meta>
</file>